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Subtitle">
      <style:paragraph-properties fo:text-align="center" style:justify-single-word="false"/>
    </style:style>
    <style:style style:name="P12" style:family="paragraph" style:parent-style-name="Code">
      <style:paragraph-properties fo:margin-top="0.1665in" fo:margin-bottom="0.0835in"/>
    </style:style>
    <style:style style:name="P13" style:family="paragraph" style:parent-style-name="Text_20_body">
      <style:paragraph-properties fo:margin-top="0.1665in" fo:margin-bottom="0.0835in"/>
    </style:style>
    <style:style style:name="P14" style:family="paragraph" style:parent-style-name="Text_20_body">
      <style:paragraph-properties fo:margin-top="0.1665in" fo:margin-bottom="0.0835in"/>
      <style:text-properties style:font-name="Liberation Sans" style:font-name-asian="DejaVu LGC Sans" style:font-name-complex="DejaVu LGC Sans"/>
    </style:style>
    <style:style style:name="P15" style:family="paragraph" style:parent-style-name="Heading_20_3">
      <style:paragraph-properties fo:margin-top="0.1665in" fo:margin-bottom="0.0835in" fo:keep-with-next="always"/>
    </style:style>
    <style:style style:name="P16"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17" style:family="paragraph" style:parent-style-name="Contents_20_3">
      <style:paragraph-properties>
        <style:tab-stops>
          <style:tab-stop style:position="6.2992in" style:type="right" style:leader-style="dotted" style:leader-text="."/>
        </style:tab-stops>
      </style:paragraph-properties>
    </style:style>
    <style:style style:name="P18" style:family="paragraph" style:parent-style-name="Heading_20_2">
      <style:paragraph-properties fo:margin-top="0.1665in" fo:margin-bottom="0.0835in" fo:keep-with-next="always"/>
    </style:style>
    <style:style style:name="P19" style:family="paragraph" style:parent-style-name="Heading_20_2">
      <style:paragraph-properties fo:margin-top="0.1665in" fo:margin-bottom="0.0835in" fo:keep-with-next="always"/>
    </style:style>
    <style:style style:name="P20" style:family="paragraph" style:parent-style-name="Contents_20_1">
      <style:paragraph-properties>
        <style:tab-stops>
          <style:tab-stop style:position="6.6925in" style:type="right" style:leader-style="dotted" style:leader-text="."/>
        </style:tab-stops>
      </style:paragraph-properties>
    </style:style>
    <style:style style:name="P21" style:family="paragraph" style:parent-style-name="Contents_20_2">
      <style:paragraph-properties>
        <style:tab-stops>
          <style:tab-stop style:position="6.4957in" style:type="right" style:leader-style="dotted" style:leader-text="."/>
        </style:tab-stops>
      </style:paragraph-properties>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1">Version 1.5.0</text:p>
      <text:p text:style-name="Subtitle">17<text:span text:style-name="T10">th</text:span> January 2011</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Introduction to Byteman<text:tab/>5</text:p>
          <text:p text:style-name="P21">Running an Application with the Byteman Agent<text:tab/>5</text:p>
          <text:p text:style-name="P21">Event Condition Action Rules<text:tab/>6</text:p>
          <text:p text:style-name="P21">Rule Bindings and Parameterization<text:tab/>6</text:p>
          <text:p text:style-name="P21">Built-in Conditions and Actions<text:tab/>7</text:p>
          <text:p text:style-name="P21">Extending or Replacing the Byteman Language Built-ins<text:tab/>8</text:p>
          <text:p text:style-name="P21">Agent Transformation<text:tab/>8</text:p>
          <text:p text:style-name="P21">Agent Retransformation<text:tab/>9</text:p>
          <text:p text:style-name="P21">ECA Rule Engine<text:tab/>10</text:p>
          <text:p text:style-name="P20">The Byteman Rule Language<text:tab/>12</text:p>
          <text:p text:style-name="P21">Rule Events<text:tab/>12</text:p>
          <text:p text:style-name="P17">Class Rules vs Interface Rules<text:tab/>13</text:p>
          <text:p text:style-name="P17">Overriding <text:s/>Rules<text:tab/>13</text:p>
          <text:p text:style-name="P17">Overriding Interface Rules<text:tab/>15</text:p>
          <text:p text:style-name="P17">Location Specifiers<text:tab/>15</text:p>
          <text:p text:style-name="P21">Rule Bindings<text:tab/>19</text:p>
          <text:p text:style-name="P21">Rule Expressions<text:tab/>19</text:p>
          <text:p text:style-name="P21">Rule Conditions<text:tab/>21</text:p>
          <text:p text:style-name="P21">Rule Actions<text:tab/>22</text:p>
          <text:p text:style-name="P21">Built-In Calls<text:tab/>23</text:p>
          <text:p text:style-name="P21">User-Defined Rule Helpers<text:tab/>23</text:p>
          <text:p text:style-name="P21">The Rule Helper Lifecycle Methods<text:tab/>25</text:p>
          <text:p text:style-name="P20">Byteman Rule Language Standard Built-Ins<text:tab/>27</text:p>
          <text:p text:style-name="P21">Thread Coordination Operations<text:tab/>27</text:p>
          <text:p text:style-name="P17">Waiters<text:tab/>27</text:p>
          <text:p text:style-name="P17">Rendezvous<text:tab/>28</text:p>
          <text:p text:style-name="P17">Joiners<text:tab/>29</text:p>
          <text:p text:style-name="P17">Aborting Execution<text:tab/>29</text:p>
          <text:p text:style-name="P21">Rule State Management Operations<text:tab/>30</text:p>
          <text:p text:style-name="P17">CountDowns<text:tab/>30</text:p>
          <text:p text:style-name="P17">Flags<text:tab/>31</text:p>
          <text:p text:style-name="P17">Counters<text:tab/>31</text:p>
          <text:p text:style-name="P17">Timers<text:tab/>32</text:p>
          <text:p text:style-name="P17">Recursive Triggering<text:tab/>32</text:p>
          <text:p text:style-name="P21">Trace and Debug Operations<text:tab/>34</text:p>
          <text:p text:style-name="P17">Debugging<text:tab/>34</text:p>
          <text:p text:style-name="P17">Tracing<text:tab/>34</text:p>
          <text:p text:style-name="P21">Stack Management Operations<text:tab/>35</text:p>
          <text:p text:style-name="P17">Checking The Call Tree<text:tab/>35</text:p>
          <text:p text:style-name="P17">Tracing the Caller Stack<text:tab/>37</text:p>
          <text:p text:style-name="P17">Selective Stack Tracing Using a Regular Expression Filter<text:tab/>37</text:p>
          <text:p text:style-name="P17">Stack Range Tracing<text:tab/>39</text:p>
          <text:p text:style-name="P21">Default Helper Lifecycle Methods<text:tab/>41</text:p>
          <text:p text:style-name="P20">Using Byteman<text:tab/>43</text:p>
          <text:p text:style-name="P21">Downloading a binary release<text:tab/>43</text:p>
          <text:p text:style-name="P21">Obtaining the sources<text:tab/>43</text:p>
          <text:p text:style-name="P21">Building Byteman from the sources<text:tab/>43</text:p>
          <text:p text:style-name="P21"><text:soft-page-break/>Running Applications with Byteman<text:tab/>43</text:p>
          <text:p text:style-name="P21">Installing Byteman in a Running JVM using Script bminstall.sh<text:tab/>44</text:p>
          <text:p text:style-name="P21">Available -javaagent Options<text:tab/>45</text:p>
          <text:p text:style-name="P21">Running Byteman Using Script bmjava.sh<text:tab/>46</text:p>
          <text:p text:style-name="P21">Submitting Rules Dynamically Using Script bmsubmit.sh<text:tab/>46</text:p>
          <text:p text:style-name="P21">Checking Rules Offline Using Script bytemancheck.sh<text:tab/>48</text:p>
          <text:p text:style-name="P21">Installing And Submitting from Java<text:tab/>48</text:p>
          <text:p text:style-name="P21">Environment Settings<text:tab/>49</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0, Red Hat Middleware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1706987205"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designed primarily to support automation of tests for multi-threaded and multi-JVM Java applications using a technique called fault injection. It includes features which have been designed to resolve problems which arise this type of <text:s/>testing. Byteman provides explicit support for test automation in four main areas:</text:p>
      <text:list xml:id="list2064532382" text:style-name="L1">
        <text:list-item>
          <text:p text:style-name="P22">tracing execution of specific code paths and displaying application or JVM state</text:p>
        </text:list-item>
        <text:list-item>
          <text:p text:style-name="P22">subverting normal execution by changing state, making unscheduled method calls or forcing an unexpected return or throw</text:p>
        </text:list-item>
        <text:list-item>
          <text:p text:style-name="P22">orchestrating the timing of activities performed by independent application threads</text:p>
        </text:list-item>
        <text:list-item>
          <text:p text:style-name="P22">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377742903" text:continue-list="list1706987205" text:style-name="Outline">
        <text:list-item>
          <text:list>
            <text:list-header>
              <text:h text:style-name="P18"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This can be achieved using the -<text:span text:style-name="Code_20_Text">javaagent</text:span> command line argument. The traiiling text appended to this argument points the JVM at a jar containing the Byteman rule engine. It may also identify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text:p>
      <text:p text:style-name="Text_20_body">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unloaded it cannot be unloaded. However, rules can be added and removed ad lib. Note that when <text:soft-page-break/>rules are removed the methods they affect are guaranteed to return to their original behaviour. Full details of how to install the Byteman agent and how to upload rules either at boot time or at runtime are provided in subsection <text:reference-ref text:reference-format="text" text:ref-name="Running Applications With Byteman">Running Applications with Byteman</text:reference-ref>.</text:p>
      <text:list xml:id="list1129054624"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432982477" text:style-name="L2">
        <text:list-item>
          <text:p text:style-name="P23"><text:span text:style-name="T1">where</text:span> during application execution a side-effect should occur</text:p>
        </text:list-item>
        <text:list-item>
          <text:p text:style-name="P23"><text:span text:style-name="T1">whether</text:span> the side-effect should happen or not</text:p>
        </text:list-item>
        <text:list-item>
          <text:p text:style-name="P23"><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891221323" text:continue-list="list1129054624"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text:soft-page-break/>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443658990"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text:soft-page-break/>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using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1568953267"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654864290"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959408962" text:style-name="L3">
        <text:list-item>
          <text:p text:style-name="P24">the <text:span text:style-name="T1">trigger method</text:span>, i.e. the method which contains the trigger point</text:p>
        </text:list-item>
        <text:list-item>
          <text:p text:style-name="P24">the rule which has been matched</text:p>
        </text:list-item>
        <text:list-item>
          <text:p text:style-name="P24">the arguments to the trigger method</text:p>
        </text:list-item>
      </text:list>
      <text:p text:style-name="Text_20_body">If several rules match the same trigger point then there will be a sequence of trigger calls, <text:soft-page-break/>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501367031" text:continue-list="list1654864290" text:style-name="Outline">
        <text:list-item>
          <text:list>
            <text:list-header>
              <text:h text:style-name="P18"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text:soft-page-break/>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486577278" text:continue-numbering="true" text:style-name="Outline">
        <text:list-item>
          <text:list>
            <text:list-header>
              <text:h text:style-name="P18"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ext:soft-page-break/>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227273190"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64753820" text:continue-numbering="true" text:style-name="Outline">
        <text:list-item>
          <text:list>
            <text:list-header>
              <text:h text:style-name="P18"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text:soft-page-break/>occurrences of this method, with different signatures then each method will have a trigger point inserted.</text:p>
      <text:p text:style-name="Text_20_body">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2120430481"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925022893"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DON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1444160648" text:continue-numbering="true" text:style-name="Outline">
        <text:list-item>
          <text:list>
            <text:list-item>
              <text:list>
                <text:list-header>
                  <text:h text:style-name="P15"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1642773617" text:continue-numbering="true" text:style-name="Outline">
        <text:list-item>
          <text:list>
            <text:list-item>
              <text:list>
                <text:list-header>
                  <text:h text:style-name="P15"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691678787"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753962869"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527912157" text:style-name="L4">
        <text:list-item>
          <text:p text:style-name="P25">references to previously bound variables</text:p>
        </text:list-item>
        <text:list-item>
          <text:p text:style-name="P25">references to the trigger method recipient or parameters</text:p>
        </text:list-item>
        <text:list-item>
          <text:p text:style-name="P25">references to the local variables in scope at the trigger point</text:p>
        </text:list-item>
        <text:list-item>
          <text:p text:style-name="P25">references to trigger method special variables <text:span text:style-name="Code_20_Text">$!</text:span>, <text:span text:style-name="Code_20_Text">$^</text:span>, <text:span text:style-name="Code_20_Text">$#, </text:span>$* and $@</text:p>
        </text:list-item>
        <text:list-item>
          <text:p text:style-name="P25">static field references</text:p>
        </text:list-item>
        <text:list-item>
          <text:p text:style-name="P25">primitive literals</text:p>
        </text:list-item>
        <text:list-item>
          <text:p text:style-name="P25">field accesses</text:p>
        </text:list-item>
        <text:list-item>
          <text:p text:style-name="P25">static or instance method invocations</text:p>
        </text:list-item>
        <text:list-item>
          <text:p text:style-name="P25">built-in operation invocations</text:p>
        </text:list-item>
      </text:list>
      <text:p text:style-name="Text_20_body"><text:soft-page-break/>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993450044" text:style-name="L5">
        <text:list-item>
          <text:p text:style-name="P26">throw and return operations are only allowed as the last action in a sequence of rule actions (see below).</text:p>
        </text:list-item>
      </text:list>
      <text:list xml:id="list361737243" text:style-name="L6">
        <text:list-item>
          <text:p text:style-name="P27">Expressions should obey the normal rules regarding associativity and precedence.</text:p>
        </text:list-item>
        <text:list-item>
          <text:p text:style-name="P27">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7">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7">Special variables provide access to other trigger method data. There are currently 5 such special variables:</text:p>
          <text:list>
            <text:list-item>
              <text:p text:style-name="P27"><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7">$!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7"><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7"><text:span text:style-name="Code_20_Text">$#</text:span> has type <text:span text:style-name="Code_20_Text">int</text:span> and identifies the number of parameters supplied to the trigger method.</text:p>
            </text:list-item>
            <text:list-item>
              <text:p text:style-name="P27"><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7">$@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7">Assignments may update the bindings for rule variables introduced in the <text:span text:style-name="Code_20_Text">BINDS</text:span> <text:soft-page-break/>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7">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7">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291811750" text:continue-list="list1753962869"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038391864"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exception constructor <text:bookmark-start text:name="DDE_LINK"/>expression<text:bookmark-end text:name="DDE_LINK"/>. An exception constructor expression is the keyword <text:span text:style-name="Code_20_Text">new</text:span> followed by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 n.b. for hysterical reasons the <text:span text:style-name="Code_20_Text">new</text:span> keyword may be omitted from the exception constructor expression which follows the throw keyword.</text:p>
      <text:p text:style-name="Text_20_body">A throw action causes an exception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966004785"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722733510"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text:soft-page-break/>HELPER HelperSub<text:line-break/># helper example 3<text:line-break/>RULE helping hand<text:line-break/>. . .<text:line-break/>RULE I can't help myself<text:line-break/>. . .<text:line-break/>RULE help, I need somebody<text:line-break/>CLASS . . .<text:line-break/>METHOD . . .<text:line-break/>HELPER YellowSub</text:p>
      <text:list xml:id="list763181702"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1391153983" text:style-name="L7">
        <text:list-item>
          <text:p text:style-name="P28">an activate event occurs when an install cause <text:span text:style-name="T1">R(H)</text:span> to transition from empty to non-empty</text:p>
        </text:list-item>
        <text:list-item>
          <text:p text:style-name="P28">an install event occurs when <text:span text:style-name="T1">r(H)</text:span> is installed in <text:span text:style-name="T1">R(H)</text:span></text:p>
        </text:list-item>
        <text:list-item>
          <text:p text:style-name="P28">an uninstall event occurs when <text:span text:style-name="T1">r(H)</text:span> is uninstalled from <text:span text:style-name="T1">R(H)</text:span></text:p>
        </text:list-item>
        <text:list-item>
          <text:p text:style-name="P28">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text:soft-page-break/>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1386621056" text:continue-list="list763181702"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95046880"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734659644" text:continue-numbering="true" text:style-name="Outline">
        <text:list-item>
          <text:list>
            <text:list-item>
              <text:list>
                <text:list-header>
                  <text:h text:style-name="P16"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949468808" text:continue-numbering="true" text:style-name="Outline">
        <text:list-item>
          <text:list>
            <text:list-item>
              <text:list>
                <text:list-header>
                  <text:h text:style-name="P16"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396818433"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708034994"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300180614" text:continue-numbering="true" text:style-name="Outline">
        <text:list-item>
          <text:list>
            <text:list-item>
              <text:list>
                <text:list-header>
                  <text:h text:style-name="P16"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55452396" text:continue-numbering="true" text:style-name="Outline">
        <text:list-item>
          <text:list>
            <text:list-item>
              <text:list>
                <text:list-header>
                  <text:h text:style-name="P16"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053165580"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249139273" text:continue-numbering="true" text:style-name="Outline">
        <text:list-item>
          <text:list>
            <text:list-item>
              <text:list>
                <text:list-header>
                  <text:h text:style-name="P16"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101"/><text:bookmark-start text:name="DDE_LINK92"/>public void setTriggering(boolean enabled)<text:bookmark-end text:name="DDE_LINK101"/><text:bookmark-end text:name="DDE_LINK92"/></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014061403"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464212253"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359450396"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myOtherClass.handleIncoming()</text:span> :</text:p>
      <text:p text:style-name="Code">RULE trace getData call under handleIncoming<text:line-break/>CLASS MyClass<text:line-break/>METHOD myGetData<text:line-break/>IF callerEquals("myOtherClass.handleIncoming")<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147685556" text:continue-numbering="true" text:style-name="Outline">
        <text:list-item>
          <text:list>
            <text:list-item>
              <text:list>
                <text:list-header>
                  <text:h text:style-name="P15"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853069555" text:continue-numbering="true" text:style-name="Outline">
        <text:list-item>
          <text:list>
            <text:list-item>
              <text:list>
                <text:list-header>
                  <text:h text:style-name="P16" text:outline-level="3" text:is-list-header="true">Selective Stack Tracing Using a Regular Expression Filter</text:h>
                </text:list-header>
              </text:list>
            </text:list-item>
          </text:list>
        </text:list-item>
      </text:list>
      <text:p text:style-name="P13">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2"><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2"><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834218722" text:continue-numbering="true" text:style-name="Outline">
        <text:list-item>
          <text:list>
            <text:list-item>
              <text:list>
                <text:list-header>
                  <text:h text:style-name="P16" text:outline-level="3" text:is-list-header="true">Stack Range Tracing</text:h>
                </text:list-header>
              </text:list>
            </text:list-item>
          </text:list>
        </text:list-item>
      </text:list>
      <text:p text:style-name="P14">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1616440270"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text:soft-page-break/>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159550869"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2028879595" text:continue-numbering="true" text:style-name="Outline">
        <text:list-item>
          <text:list>
            <text:list-header>
              <text:h text:style-name="P18"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1748581773"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99885385"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nstalling Byteman at JVM startup requires only one extra argument when you run your Java application using the <text:span text:style-name="Code_20_Text">java</text:span> command. This argument points the JVM at the agent code in the byteman jar and at the script files <text:soft-page-break/>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773806524" text:continue-numbering="true" text:style-name="Outline">
        <text:list-item>
          <text:list>
            <text:list-header>
              <text:h text:style-name="Heading_20_2" text:outline-level="2" text:is-list-header="true">Installing Byteman in a Running JVM using Script bminstall.sh</text:h>
            </text:list-header>
          </text:list>
        </text:list-item>
      </text:list>
      <text:p text:style-name="Text_20_body">If your Java application is already running you may still <text:s/>be able to install the Byteman agent into the JVM. The installed <text:span text:style-name="Code_20_Text">bin</text:span> directory contains a script <text:span text:style-name="Code_20_Text">bminstall.sh</text:span> which can be used to contact your application's JVM and install the agent. Once installed you can then use script <text:span text:style-name="Code_20_Text">bmsubmit.sh</text:span> described below to upload or unload rules via the Byteman agent listener. The command line syntax for the <text:span text:style-name="Code_20_Text">bminstall</text:span> script is</text:p>
      <text:p text:style-name="Text_20_body"><text:span text:style-name="Code_20_Text">bminstall.sh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text:soft-page-break/>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1012646456" text:continue-numbering="true" text:style-name="Outline">
        <text:list-item>
          <text:list>
            <text:list-header>
              <text:h text:style-name="P18"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text:soft-page-break/>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1710046685" text:continue-numbering="true" text:style-name="Outline">
        <text:list-item>
          <text:list>
            <text:list-header>
              <text:h text:style-name="P18"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285389346" text:continue-numbering="true" text:style-name="Outline">
        <text:list-item>
          <text:list>
            <text:list-header>
              <text:h text:style-name="P18" text:outline-level="2" text:is-list-header="true"><text:span text:style-name="Code_20_Text"><text:span text:style-name="T5">Submitting</text:span></text:span><text:span text:style-name="Code_20_Text"><text:span text:style-name="T4"> Rules Dynamically Using Script bm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text:span></text:span><text:span text:style-name="Code_20_Text">bmsubmi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text:span></text:span></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text:soft-page-break/>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1977966346" text:style-name="L8">
        <text:list-item>
          <text:p text:style-name="P29">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9">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9">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text:soft-page-break/>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586513361" text:continue-list="list285389346" text:style-name="Outline">
        <text:list-item>
          <text:list>
            <text:list-header>
              <text:h text:style-name="Heading_20_2" text:outline-level="2" text:is-list-header="true"><text:span text:style-name="Code_20_Text"><text:span text:style-name="T4">Checking Rules Offline Using Script byteman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bytemancheck script is:</text:p>
      <text:p text:style-name="Code"><text:span text:style-name="Code_20_Text">byteman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classpath used to locate classes mentioned in the script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1969246118" text:continue-numbering="true" text:style-name="Outline">
        <text:list-item>
          <text:list>
            <text:list-header>
              <text:h text:style-name="P19" text:outline-level="2" text:is-list-header="true"><text:span text:style-name="T5">Installing </text:span><text:span text:style-name="T4">And Submitting from Java</text:span></text:h>
            </text:list-header>
          </text:list>
        </text:list-item>
      </text:list>
      <text:p text:style-name="Text_20_body"><text:span text:style-name="T4">The scripts bminstall,sh and bmsubmit.sh used, respectively, to install the agent into a running program and to upload and unload scripts are merely wrappers which invoke the behaviour of Java classes, </text:span><text:span text:style-name="Code_20_Text">org.jboss.byteman.agent.install.Install</text:span><text:span text:style-name="T4"> and </text:span><text:span text:style-name="Code_20_Text">org.jboss.byteman.agent.submit.Submit</text:span><text:span text:style-name="T4">.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Text_20_body"><text:span text:style-name="T4">Package BMUnit extends the JUnit test <text:s/>framework so that it automatically installs an agent and loads and unloads rules into/from the JUnit test JVM as successive unit tests </text:span><text:soft-page-break/><text:span text:style-name="T4">are executed. Package DTest allows a standalone test 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span></text:p>
      <text:list xml:id="list1291168893" text:continue-numbering="true" text:style-name="Outline">
        <text:list-item>
          <text:list>
            <text:list-header>
              <text:h text:style-name="P18"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oft-page-break/><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ext:span></text:span><text:span text:style-name="Code_20_Text"><text:span text:style-name="T4">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
        <style:list-level-properties text:min-label-distance="0.15in"/>
      </text:outline-level-style>
      <text:outline-level-style text:level="2" text:style-name="Numbering_20_Symbols"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Andrew Dinn</meta:initial-creator>
    <meta:creation-date>2008-09-25T16:33:44</meta:creation-date>
    <dc:creator>Andrew Dinn</dc:creator>
    <dc:date>2011-01-17T12:50:21</dc:date>
    <meta:printed-by>Andrew Dinn</meta:printed-by>
    <meta:print-date>2008-09-26T17:21:42</meta:print-date>
    <meta:editing-cycles>185</meta:editing-cycles>
    <meta:editing-duration>PT70H34M27S</meta:editing-duration>
    <meta:document-statistic meta:table-count="0" meta:image-count="0" meta:object-count="0" meta:page-count="50" meta:paragraph-count="534" meta:word-count="19331" meta:character-count="125580"/>
    <meta:user-defined meta:name="Info 1"/>
    <meta:user-defined meta:name="Info 2"/>
    <meta:user-defined meta:name="Info 3"/>
    <meta:user-defined meta:name="Info 4"/>
  </office:meta>
</office:document-meta>
</file>